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9.043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7.8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392cm" fo:break-before="auto" style:use-optimal-row-height="false"/>
    </style:style>
    <style:style style:name="ro11" style:family="table-row">
      <style:table-row-properties style:row-height="2.281cm" fo:break-before="auto" style:use-optimal-row-height="false"/>
    </style:style>
    <style:style style:name="ro12" style:family="table-row">
      <style:table-row-properties style:row-height="3.071cm" fo:break-before="auto" style:use-optimal-row-height="false"/>
    </style:style>
    <style:style style:name="ro13" style:family="table-row">
      <style:table-row-properties style:row-height="3.364cm" fo:break-before="auto" style:use-optimal-row-height="true"/>
    </style:style>
    <style:style style:name="ro14" style:family="table-row">
      <style:table-row-properties style:row-height="1.49cm" fo:break-before="auto" style:use-optimal-row-height="true"/>
    </style:style>
    <style:style style:name="ro15" style:family="table-row">
      <style:table-row-properties style:row-height="1.96cm" fo:break-before="auto" style:use-optimal-row-height="false"/>
    </style:style>
    <style:style style:name="ro16" style:family="table-row">
      <style:table-row-properties style:row-height="2.544cm" fo:break-before="auto" style:use-optimal-row-height="fals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3.217cm" fo:break-before="auto" style:use-optimal-row-height="false"/>
    </style:style>
    <style:style style:name="ro19" style:family="table-row">
      <style:table-row-properties style:row-height="2.422cm" fo:break-before="auto" style:use-optimal-row-height="true"/>
    </style:style>
    <style:style style:name="ro20" style:family="table-row">
      <style:table-row-properties style:row-height="1.432cm" fo:break-before="auto" style:use-optimal-row-height="false"/>
    </style:style>
    <style:style style:name="ro21" style:family="table-row">
      <style:table-row-properties style:row-height="1.49cm" fo:break-before="auto" style:use-optimal-row-height="false"/>
    </style:style>
    <style:style style:name="ro22" style:family="table-row">
      <style:table-row-properties style:row-height="1.52cm" fo:break-before="auto" style:use-optimal-row-height="false"/>
    </style:style>
    <style:style style:name="ro23" style:family="table-row">
      <style:table-row-properties style:row-height="2.339cm" fo:break-before="auto" style:use-optimal-row-height="false"/>
    </style:style>
    <style:style style:name="ro24" style:family="table-row">
      <style:table-row-properties style:row-height="2.076cm" fo:break-before="auto" style:use-optimal-row-height="false"/>
    </style:style>
    <style:style style:name="ro25" style:family="table-row">
      <style:table-row-properties style:row-height="0.993cm" fo:break-before="auto" style:use-optimal-row-height="true"/>
    </style:style>
    <style:style style:name="ro26" style:family="table-row">
      <style:table-row-properties style:row-height="1.96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1.053cm" fo:break-before="auto" style:use-optimal-row-height="true"/>
    </style:style>
    <style:style style:name="ro29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wrap-option="wrap" fo:border="0.06pt solid #000000" style:vertical-align="automatic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" style:font-name-complex="Arial1"/>
    </style:style>
    <style:style style:name="ce30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Calibri"/>
    </style:style>
    <style:style style:name="T2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0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6" office:value-type="string" calcext:value-type="string">
            <text:p>Cenário de Teste</text:p>
          </table:table-cell>
          <table:table-cell table:style-name="ce26" office:value-type="string" calcext:value-type="string">
            <text:p>Passos</text:p>
          </table:table-cell>
          <table:table-cell table:style-name="ce26" office:value-type="string" calcext:value-type="string">
            <text:p>Resultados esperados</text:p>
          </table:table-cell>
          <table:table-cell table:style-name="ce31" office:value-type="string" calcext:value-type="string">
            <text:p>Resultado da Execução</text:p>
          </table:table-cell>
          <table:table-cell table:style-name="ce31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1</text:p>
          </table:table-cell>
          <table:table-cell table:style-name="ce27" office:value-type="string" calcext:value-type="string">
            <text:p><text:s text:c="17"/>Criar Projeto</text:p>
          </table:table-cell>
          <table:table-cell table:style-name="ce23" office:value-type="string" calcext:value-type="string">
            <text:p>1. O c<text:span text:style-name="T1">oordenador</text:span>  preenche o campo Nome com um valor no formato desejado.</text:p>
            <text:p>2. O c<text:span text:style-name="T1">oordenador</text:span> preenche o campo Descrição com um valor no formato desejado.</text:p>
            <text:p>3. O coordenador preenche o campo Nome Gerente com um valor no formato desejado</text:p>
            <text:p/>
          </table:table-cell>
          <table:table-cell table:style-name="ce23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2</text:p>
          </table:table-cell>
          <table:table-cell table:style-name="ce23" office:value-type="string" calcext:value-type="string">
            <text:p>Criar Projeto: Usuário não preenche nenhum dos <text:s/>campos obrigatórios</text:p>
          </table:table-cell>
          <table:table-cell table:style-name="ce23" office:value-type="string" calcext:value-type="string">
            <text:p>1. O c<text:span text:style-name="T1">oordenador</text:span> não preenche o campo Nome.   </text:p>
            <text:p>2. O c<text:span text:style-name="T1">oordenador</text:span> não preenche o campo Descrição.</text:p>
            <text:p>3. O coordenador não preenche o campo Nome Gerente.</text:p>
            <text:p/>
          </table:table-cell>
          <table:table-cell table:style-name="ce23" office:value-type="string" calcext:value-type="string">
            <text:p>Projeto não cadastrada no banco e indicação de mensagem para preenchimento dos campos obrigatórios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3</text:p>
          </table:table-cell>
          <table:table-cell table:style-name="ce23" office:value-type="string" calcext:value-type="string">
            <text:p>Criar Projeto: Projeto já cadastrado (nome projeto)</text:p>
          </table:table-cell>
          <table:table-cell table:style-name="ce29" office:value-type="string" calcext:value-type="string">
            <text:p><text:span text:style-name="T2">1. O c</text:span><text:span text:style-name="T1">oordenador</text:span><text:span text:style-name="T2"> preenche o campo Nome com um valor já existente no banco.</text:span></text:p>
            <text:p><text:span text:style-name="T2">2. O c</text:span><text:span text:style-name="T1">oordenador</text:span><text:span text:style-name="T2"> preenche o campo Descrição com um valor no formato desejado.</text:span></text:p>
            <text:p><text:span text:style-name="T2">3. O coordenador preenche o campo Nome Gerente com um valor no formato desejado</text:span></text:p>
          </table:table-cell>
          <table:table-cell table:style-name="ce23" office:value-type="string" calcext:value-type="string">
            <text:p>Projeto não cadastrado no banco e mensagem de indicação de que já existe um projeto cadastrado com nome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4</text:p>
          </table:table-cell>
          <table:table-cell table:style-name="ce23" office:value-type="string" calcext:value-type="string">
            <text:p>Criar Projeto: Projeto já cadastrado (descrição projeto)</text:p>
          </table:table-cell>
          <table:table-cell table:style-name="ce23" office:value-type="string" calcext:value-type="string">
            <text:p>1. O c<text:span text:style-name="T1">oordenador</text:span> preenche o campo Nome com um valor válido.</text:p>
            <text:p>2. O c<text:span text:style-name="T1">oordenador </text:span>preenche o campo <text:span text:style-name="T2">Descrição</text:span> com um valor já existente no banco.</text:p>
            <text:p>3. O coordenador preenche o campo Nome Gerente com um valor no formato desejado.</text:p>
            <text:p/>
          </table:table-cell>
          <table:table-cell table:style-name="ce23" office:value-type="string" calcext:value-type="string">
            <text:p>Projeto não cadastrada no banco e mensagem de indicação de que já existe uma disciplina cadastrada com código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5</text:p>
          </table:table-cell>
          <table:table-cell table:style-name="ce23" office:value-type="string" calcext:value-type="string">
            <text:p>Criar Projeto: Campo Nome (com caracteres especiais)</text:p>
          </table:table-cell>
          <table:table-cell table:style-name="ce23" office:value-type="string" calcext:value-type="string">
            <text:p>1. O c<text:span text:style-name="T1">oordenador</text:span> preenche o campo Nome  inserindo caracteres especiais.</text:p>
          </table:table-cell>
          <table:table-cell table:style-name="ce23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CADASTRAR PROJETO</text:p>
          </table:table-cell>
          <table:table-cell table:style-name="ce20" office:value-type="string" calcext:value-type="string">
            <text:p>TC_003_06</text:p>
          </table:table-cell>
          <table:table-cell table:style-name="ce23" office:value-type="string" calcext:value-type="string">
            <text:p>Criar Projeto: Campo Nome (com números)</text:p>
          </table:table-cell>
          <table:table-cell table:style-name="ce23" office:value-type="string" calcext:value-type="string">
            <text:p>1. O c<text:span text:style-name="T1">oordenador</text:span> preenche o campo Nome  inserindo um numero.</text:p>
          </table:table-cell>
          <table:table-cell table:style-name="ce23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CADASTRAR PROJETO</text:p>
          </table:table-cell>
          <table:table-cell table:style-name="ce20" office:value-type="string" calcext:value-type="string">
            <text:p>TC_003_08</text:p>
          </table:table-cell>
          <table:table-cell table:style-name="ce23" office:value-type="string" calcext:value-type="string">
            <text:p>Criar Projeto: Descrição do Projeto (com números)</text:p>
          </table:table-cell>
          <table:table-cell table:style-name="ce23" office:value-type="string" calcext:value-type="string">
            <text:p>1. O coordenador  preenche o campo Nome com um valor no formato desejado. </text:p>
            <text:p>2. O coordenador preenche o campo Descrição com um valor numérico. </text:p>
          </table:table-cell>
          <table:table-cell table:style-name="ce23" office:value-type="string" calcext:value-type="string">
            <text:p>Projeto não cadastra no banco e mensagem de erro indicando que o campo descrição possui caracteres inválidos 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CADASTRAR PROJETO</text:p>
          </table:table-cell>
          <table:table-cell table:style-name="ce20" office:value-type="string" calcext:value-type="string">
            <text:p>TC_003_09</text:p>
          </table:table-cell>
          <table:table-cell table:style-name="ce23" office:value-type="string" calcext:value-type="string">
            <text:p>Criar Projeto: Descrição do Projeto (com caracteres especiais)</text:p>
          </table:table-cell>
          <table:table-cell table:style-name="ce23" office:value-type="string" calcext:value-type="string">
            <text:p>1. O coordenador  preenche o campo Nome com um valor no formato desejado. </text:p>
            <text:p>2. O coordenador preenche o campo Descrição com caracteres especiais.</text:p>
          </table:table-cell>
          <table:table-cell table:style-name="ce23" office:value-type="string" calcext:value-type="string">
            <text:p>Projeto não cadastra no banco e mensagem de erro indicando que o campo descrição possui caracteres inválidos 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CADASTRAR PROJETO</text:p>
          </table:table-cell>
          <table:table-cell table:style-name="ce20" office:value-type="string" calcext:value-type="string">
            <text:p>TC_003_10</text:p>
          </table:table-cell>
          <table:table-cell table:style-name="ce23" office:value-type="string" calcext:value-type="string">
            <text:p>Criar Projeto: Campo nome gerente do projeto (com caracteres especiais)</text:p>
          </table:table-cell>
          <table:table-cell table:style-name="ce23" office:value-type="string" calcext:value-type="string">
            <text:p>1. O coordenador  preenche o campo Nome com um valor no formato desejado. </text:p>
            <text:p>2. O coordenador preenche o campo Descrição com valor no formato desejado.</text:p>
            <text:p>3. O coordenador preenche campo Nome Gerente com caracteres especiais.  </text:p>
          </table:table-cell>
          <table:table-cell table:style-name="ce23" office:value-type="string" calcext:value-type="string">
            <text:p>Projeto não cadastra no banco e mensagem de erro indicando que o campo nome gerente possui caracteres inválidos 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CADASTRAR PROJETO</text:p>
          </table:table-cell>
          <table:table-cell table:style-name="ce20" office:value-type="string" calcext:value-type="string">
            <text:p>TC_003_11</text:p>
          </table:table-cell>
          <table:table-cell table:style-name="ce23" office:value-type="string" calcext:value-type="string">
            <text:p>Criar Projeto: Campo nome gerente do projeto (com números)</text:p>
          </table:table-cell>
          <table:table-cell table:style-name="ce23" office:value-type="string" calcext:value-type="string">
            <text:p>1. O coordenador  preenche o campo Nome com um valor no formato desejado. </text:p>
            <text:p>2. O coordenador preenche o campo Descrição com valor no formato desejado.</text:p>
            <text:p>3. O coordenador preenche campo Nome Gerente com valor numérico.  </text:p>
          </table:table-cell>
          <table:table-cell table:style-name="ce23" office:value-type="string" calcext:value-type="string">
            <text:p>Projeto não cadastra no banco e mensagem de erro indicando que o campo nome gerente possui caracteres inválidos 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2</text:p>
          </table:table-cell>
          <table:table-cell table:style-name="ce23" office:value-type="string" calcext:value-type="string">
            <text:p>Pesquisar Projeto: Projeto já cadastrado (por nome)</text:p>
          </table:table-cell>
          <table:table-cell table:style-name="ce23" office:value-type="string" calcext:value-type="string">
            <text:p>1. O c<text:span text:style-name="T1">oordenador</text:span> preenche o campo com um valor pré - existente no banco.</text:p>
            <text:p>2. O c<text:span text:style-name="T1">oordenador s</text:span>eleciona a opção de pesquisa por nome.</text:p>
            <text:p>3. O c<text:span text:style-name="T1">oordenador </text:span>aciona a opção “Buscar”.</text:p>
          </table:table-cell>
          <table:table-cell table:style-name="ce23" office:value-type="string" calcext:value-type="string">
            <text:p>Sistema retorna a lista de projetos referentes a pesquisa por ordem alfabética.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3</text:p>
          </table:table-cell>
          <table:table-cell table:style-name="ce23" office:value-type="string" calcext:value-type="string">
            <text:p>Pesquisar Projeto: Projeto não cadastrado (por nome)</text:p>
          </table:table-cell>
          <table:table-cell table:style-name="ce23" office:value-type="string" calcext:value-type="string">
            <text:p>1. O c<text:span text:style-name="T1">oordenador</text:span> pesquisa por uma projeto que ainda não foi cadastrado no banco, pelo seu nome.</text:p>
          </table:table-cell>
          <table:table-cell table:style-name="ce23" office:value-type="string" calcext:value-type="string">
            <text:p>Projeto não visualizado e exibe mensagem de indicação que não foi encontrado.</text:p>
          </table:table-cell>
          <table:table-cell table:style-name="ce32" table:number-columns-repeated="2"/>
          <table:table-cell table:style-name="ce16" table:number-columns-repeated="1014"/>
          <table:table-cell table:style-name="Default"/>
        </table:table-row>
        <table:table-row table:style-name="ro21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4</text:p>
          </table:table-cell>
          <table:table-cell table:style-name="ce23" office:value-type="string" calcext:value-type="string">
            <text:p>Pesquisar Projeto: Caractere especial (campo nome)</text:p>
          </table:table-cell>
          <table:table-cell table:style-name="ce23" office:value-type="string" calcext:value-type="string">
            <text:p>1. O c<text:span text:style-name="T1">oordenador</text:span> realiza uma pesquisa inserindo caracteres especiais.</text:p>
          </table:table-cell>
          <table:table-cell table:style-name="ce23" office:value-type="string" calcext:value-type="string">
            <text:p>Sistema informa que campo nome contem caracteres inválidos</text:p>
          </table:table-cell>
          <table:table-cell table:style-name="ce32" table:number-columns-repeated="2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5</text:p>
          </table:table-cell>
          <table:table-cell table:style-name="ce23" office:value-type="string" calcext:value-type="string">
            <text:p>Pesquisar Projeto: Campo vazio (campo nome e status)</text:p>
          </table:table-cell>
          <table:table-cell table:style-name="ce23" office:value-type="string" calcext:value-type="string">
            <text:p>1. O c<text:span text:style-name="T1">oordenador</text:span> deixa os dois campo de pesquisa vazio. </text:p>
            <text:p>2. O c<text:span text:style-name="T1">oordenador</text:span> busca por um projeto.</text:p>
          </table:table-cell>
          <table:table-cell table:style-name="ce23" office:value-type="string" calcext:value-type="string">
            <text:p>Não é realizada a pesquisa.</text:p>
          </table:table-cell>
          <table:table-cell table:style-name="ce16" table:number-columns-repeated="1017"/>
        </table:table-row>
        <table:table-row table:style-name="ro23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6</text:p>
          </table:table-cell>
          <table:table-cell table:style-name="ce23" office:value-type="string" calcext:value-type="string">
            <text:p>Pesquisar Projeto: Por status</text:p>
          </table:table-cell>
          <table:table-cell table:style-name="ce23" office:value-type="string" calcext:value-type="string">
            <text:p>1. O c<text:span text:style-name="T1">oordenador</text:span> preenche o campo status com valor desejado.</text:p>
            <text:p>2. O c<text:span text:style-name="T1">oordenador </text:span>aciona a opção “Buscar”.</text:p>
          </table:table-cell>
          <table:table-cell table:style-name="ce23" office:value-type="string" calcext:value-type="string">
            <text:p>Sistema retorna a lista de projetos referentes a pesquisa por ordem alfabética.</text:p>
          </table:table-cell>
          <table:table-cell table:style-name="ce16" table:number-columns-repeated="1017"/>
        </table:table-row>
        <table:table-row table:style-name="ro2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PESQUISAR PROJETO</text:p>
          </table:table-cell>
          <table:table-cell table:style-name="ce20" office:value-type="string" calcext:value-type="string">
            <text:p>TC_003_17</text:p>
          </table:table-cell>
          <table:table-cell table:style-name="ce23" office:value-type="string" calcext:value-type="string">
            <text:p>Pesquisar Projeto: Caractere especial (campo status)</text:p>
          </table:table-cell>
          <table:table-cell table:style-name="ce23" office:value-type="string" calcext:value-type="string">
            <text:p>1. O c<text:span text:style-name="T1">oordenador</text:span> preenche o campo status com caracteres especiais.</text:p>
            <text:p>2. O c<text:span text:style-name="T1">oordenador </text:span>aciona a opção “Buscar”.</text:p>
          </table:table-cell>
          <table:table-cell table:style-name="ce23" office:value-type="string" calcext:value-type="string">
            <text:p>Sistema informa que campo nome contem caracteres inválidos</text:p>
          </table:table-cell>
          <table:table-cell table:style-name="ce16" table:number-columns-repeated="1017"/>
        </table:table-row>
        <table:table-row table:style-name="ro24">
          <table:table-cell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ATUALIZAR PROJETO</text:p>
          </table:table-cell>
          <table:table-cell table:style-name="ce20" office:value-type="string" calcext:value-type="string">
            <text:p>TC_003_18</text:p>
          </table:table-cell>
          <table:table-cell table:style-name="ce23" office:value-type="string" calcext:value-type="string">
            <text:p>Atualizar Projeto: Campos obrigatórios</text:p>
          </table:table-cell>
          <table:table-cell table:style-name="ce23" office:value-type="string" calcext:value-type="string">
            <text:p>1. O c<text:span text:style-name="T1">oordenador</text:span> seleciona editar disciplina.     </text:p>
            <text:p>2. O c<text:span text:style-name="T1">oordenador</text:span> edita os campos desejados.</text:p>
            <text:p>3. O c<text:span text:style-name="T1">oordenador</text:span> salva as alterações.</text:p>
          </table:table-cell>
          <table:table-cell table:style-name="ce23" office:value-type="string" calcext:value-type="string">
            <text:p>Projeto atualizado no banco e exibe mensagem de indicação de sucesso.</text:p>
          </table:table-cell>
          <table:table-cell table:number-columns-repeated="1017"/>
        </table:table-row>
        <table:table-row table:style-name="ro25">
          <table:table-cell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ATUALIZAR PROJETO</text:p>
          </table:table-cell>
          <table:table-cell table:style-name="ce20" office:value-type="string" calcext:value-type="string">
            <text:p>TC_003_19</text:p>
          </table:table-cell>
          <table:table-cell table:style-name="ce23" office:value-type="string" calcext:value-type="string">
            <text:p>Atualizar Disciplina: Cancelar</text:p>
          </table:table-cell>
          <table:table-cell table:style-name="ce23" office:value-type="string" calcext:value-type="string">
            <text:p>1. O c<text:span text:style-name="T1">oordenador</text:span> seleciona editar disciplina       </text:p>
            <text:p>2. O c<text:span text:style-name="T1">oordenador</text:span> cancela a atualização.</text:p>
          </table:table-cell>
          <table:table-cell table:style-name="ce23" office:value-type="string" calcext:value-type="string">
            <text:p>O sistema volta pra lista projetos.</text:p>
          </table:table-cell>
          <table:table-cell table:number-columns-repeated="1017"/>
        </table:table-row>
        <table:table-row table:style-name="ro26">
          <table:table-cell/>
          <table:table-cell table:style-name="ce20" office:value-type="string" calcext:value-type="string">
            <text:p>UC03-CRUD PROJETO</text:p>
          </table:table-cell>
          <table:table-cell table:style-name="ce23" office:value-type="string" calcext:value-type="string">
            <text:p>REMOVER PROJETO</text:p>
          </table:table-cell>
          <table:table-cell table:style-name="ce20" office:value-type="string" calcext:value-type="string">
            <text:p>TC_003_20</text:p>
          </table:table-cell>
          <table:table-cell table:style-name="ce23" office:value-type="string" calcext:value-type="string">
            <text:p>Excluir Projeto</text:p>
          </table:table-cell>
          <table:table-cell table:style-name="ce23" office:value-type="string" calcext:value-type="string">
            <text:p>1. O c<text:span text:style-name="T1">oordenador</text:span>  seleciona pesquisa por um projeto. </text:p>
            <text:p>2. O c<text:span text:style-name="T1">oordenador</text:span> seleciona a opção excluir projeto.</text:p>
            <text:p>3. Sistema pergunta “Deseja excluir o projeto?”</text:p>
            <text:p>4. Coordenador confirma a operação</text:p>
          </table:table-cell>
          <table:table-cell table:style-name="ce23" office:value-type="string" calcext:value-type="string">
            <text:p>Projeto removido do banco com sucesso e exibe mensagem de indicação de sucesso.</text:p>
          </table:table-cell>
          <table:table-cell table:number-columns-repeated="1017"/>
        </table:table-row>
        <table:table-row table:style-name="ro27">
          <table:table-cell/>
          <table:table-cell table:style-name="ce20"/>
          <table:table-cell table:style-name="ce24"/>
          <table:table-cell table:style-name="ce20"/>
          <table:table-cell table:style-name="ce24" table:number-columns-repeated="3"/>
          <table:table-cell table:number-columns-repeated="1017"/>
        </table:table-row>
        <table:table-row table:style-name="ro27">
          <table:table-cell/>
          <table:table-cell table:style-name="ce20"/>
          <table:table-cell table:style-name="ce25" table:number-columns-repeated="2"/>
          <table:table-cell table:style-name="ce28" table:number-columns-repeated="3"/>
          <table:table-cell table:number-columns-repeated="1017"/>
        </table:table-row>
        <table:table-row table:style-name="ro27" table:number-rows-repeated="4">
          <table:table-cell/>
          <table:table-cell table:style-name="ce21"/>
          <table:table-cell table:style-name="ce25" table:number-columns-repeated="2"/>
          <table:table-cell table:style-name="ce28" table:number-columns-repeated="3"/>
          <table:table-cell table:number-columns-repeated="1017"/>
        </table:table-row>
        <table:table-row table:style-name="ro27" table:number-rows-repeated="104854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2"/>
        <table:table-column table:style-name="co18" table:default-cell-style-name="ce22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0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6" office:value-type="string" calcext:value-type="string">
            <text:p>Cenário de Teste</text:p>
          </table:table-cell>
          <table:table-cell table:style-name="ce26" office:value-type="string" calcext:value-type="string">
            <text:p>Passos</text:p>
          </table:table-cell>
          <table:table-cell table:style-name="ce26" office:value-type="string" calcext:value-type="string">
            <text:p>Resultados esperados</text:p>
          </table:table-cell>
          <table:table-cell table:style-name="ce31" office:value-type="string" calcext:value-type="string">
            <text:p>Resultado da Execução</text:p>
          </table:table-cell>
          <table:table-cell table:style-name="ce31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9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4"/>
          <table:table-cell table:style-name="Default"/>
        </table:table-row>
        <table:table-row table:style-name="ro2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32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9:43:51.0410488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8T10:17:59.488104960</dc:date>
    <meta:editing-duration>PT4H53M45S</meta:editing-duration>
    <meta:editing-cycles>32</meta:editing-cycles>
    <meta:document-statistic meta:table-count="4" meta:cell-count="163" meta:object-count="0"/>
  </office:meta>
</office:document-meta>
</file>